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1" style:family="paragraph">
      <style:text-properties fo:color="#006600" fo:font-weight="bold" style:font-weight-asian="bold" style:font-weight-complex="bold"/>
    </style:style>
    <style:style style:name="P2" style:family="paragraph">
      <loext:graphic-properties draw:fill-color="#ffffff"/>
    </style:style>
    <style:style style:name="P3" style:family="paragraph">
      <style:text-properties fo:color="#006600"/>
    </style:style>
    <style:style style:name="P4" style:family="paragraph">
      <style:text-properties fo:font-weight="bold" style:font-weight-asian="bold" style:font-weight-complex="bold"/>
    </style:style>
    <style:style style:name="P5" style:family="paragraph">
      <style:text-properties fo:color="#000000"/>
    </style:style>
    <style:style style:name="T1" style:family="text">
      <style:text-properties fo:color="#006600" fo:font-weight="bold" style:font-weight-asian="bold" style:font-weight-complex="bold"/>
    </style:style>
    <style:style style:name="T2" style:family="text">
      <style:text-properties fo:color="#006600"/>
    </style:style>
    <style:style style:name="T3" style:family="text">
      <style:text-properties fo:font-weight="bold" style:font-weight-asian="bold" style:font-weight-complex="bold"/>
    </style:style>
    <style:style style:name="T4" style:family="text">
      <style:text-properties fo:color="#00331a" style:font-name="Garuda" fo:font-weight="bold" style:font-name-asian="LiberationSerif-Bold1" style:font-size-asian="12pt" style:font-weight-asian="bold" style:font-weight-complex="bold"/>
    </style:style>
    <style:style style:name="T5" style:family="text">
      <style:text-properties fo:color="#00331a" style:font-name="Garuda" fo:font-weight="bold" style:font-name-asian="LiberationSerif-Bold1" style:font-size-asian="12pt" style:font-weight-asian="bold"/>
    </style:style>
    <style:style style:name="T6" style:family="text">
      <style:text-properties fo:color="#000000" style:font-name="Garuda" style:text-underline-style="solid" style:text-underline-width="auto" style:text-underline-color="font-color" fo:font-weight="bold" style:font-name-asian="LiberationSerif1" style:font-weight-asian="bold" style:font-weight-complex="bold"/>
    </style:style>
    <style:style style:name="T7" style:family="text">
      <style:text-properties fo:color="#000000" style:font-name="Garuda" fo:font-weight="bold" style:font-name-asian="LiberationSerif1"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NeuronRain</text:span></text:p>
          </draw:text-box>
        </draw:frame>
        <draw:frame presentation:style-name="pr2" draw:text-style-name="P2" draw:layer="layout" svg:width="25.199cm" svg:height="12.178cm" svg:x="1.4cm" svg:y="4.914cm" presentation:class="subtitle" presentation:user-transformed="true">
          <draw:text-box>
            <text:p>Cloud + MachineLearning + Queue + Linux + DebugUtilities</text:p>
            <text:p/>
            <text:p>By: Srinivasan Kannan (alias) Ka.Shrinivaasan (alias) Shrinivas Kannan</text:p>
            <text:p/>
            <text:p><text:a xlink:href="http://sourceforge.net/users/ka_shrinivaasan" xlink:type="simple">http://sourceforge.net/users/ka_shrinivaasan</text:a></text:p>
            <text:p><text:s/><text:a xlink:href="https://sites.google.com/site/kuja27/" xlink:type="simple">https://sites.google.com/site/kuja27/</text:a></text:p>
            <text:p><text:s/><text:a xlink:href="https://github.com/shrinivaasanka/ZodiacDatasoft" xlink:type="simple">https://github.com/shrinivaasanka/ZodiacDatasoft</text:a></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3.506cm" svg:x="1.4cm" svg:y="0.837cm" presentation:class="title">
          <draw:text-box>
            <text:p><text:span text:style-name="T2">Subsystems of NeuronRain</text:span><text:span text:style-name="T2"><text:tab/></text:span></text:p>
          </draw:text-box>
        </draw:frame>
        <draw:frame presentation:style-name="pr4" draw:layer="layout" svg:width="25.199cm" svg:height="12.178cm" svg:x="1.4cm" svg:y="4.914cm" presentation:class="outline">
          <draw:text-box>
            <text:list text:style-name="L2">
              <text:list-item>
                <text:p>AsFer – BigData Analytics and Machine Learning</text:p>
              </text:list-item>
              <text:list-item>
                <text:p>VIRGO – New Linux Kernel with Primitives for Cloud (system calls and kernel modules)</text:p>
              </text:list-item>
              <text:list-item>
                <text:p>USBmd – USB Debugging module</text:p>
              </text:list-item>
              <text:list-item>
                <text:p>KingCobra – Kernel Byzantine Message Queue module</text:p>
              </text:list-item>
            </text:list>
          </draw:text-box>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3.506cm" svg:x="1.4cm" svg:y="0.837cm" presentation:class="title">
          <draw:text-box>
            <text:p><text:span text:style-name="T2">AsFer - Features</text:span></text:p>
          </draw:text-box>
        </draw:frame>
        <draw:frame presentation:style-name="pr4" draw:text-style-name="P4" draw:layer="layout" svg:width="25.199cm" svg:height="12.178cm" svg:x="1.4cm" svg:y="4.914cm" presentation:class="outline" presentation:user-transformed="true">
          <draw:text-box>
            <text:list text:style-name="L2">
              <text:list-item>
                <text:p><text:span text:style-name="T3"><text:tab/></text:span><text:span text:style-name="T3"><text:tab/></text:span><text:span text:style-name="T3">Bayesian Classifier, </text:span></text:p>
              </text:list-item>
              <text:list-item>
                <text:p><text:span text:style-name="T3"><text:s/></text:span><text:span text:style-name="T3"><text:tab/></text:span><text:span text:style-name="T3"><text:tab/></text:span><text:span text:style-name="T3">Support Vector Machines, </text:span></text:p>
              </text:list-item>
              <text:list-item>
                <text:p><text:span text:style-name="T3"><text:s/></text:span><text:span text:style-name="T3"><text:tab/></text:span><text:span text:style-name="T3"><text:tab/></text:span><text:span text:style-name="T3">Decision Tree Classifier, </text:span></text:p>
              </text:list-item>
              <text:list-item>
                <text:p><text:span text:style-name="T3"><text:s/></text:span><text:span text:style-name="T3"><text:tab/></text:span><text:span text:style-name="T3"><text:tab/></text:span><text:span text:style-name="T3">String mining - Pairwise String Sequence Alignment (Needleman-Wunsch) ,</text:span></text:p>
              </text:list-item>
              <text:list-item>
                <text:p><text:span text:style-name="T3"><text:s/></text:span><text:span text:style-name="T3"><text:tab/></text:span><text:span text:style-name="T3"><text:tab/></text:span><text:span text:style-name="T3">String mining - Multiple String Sequence Alignment(BioPython,ClustalOmega), </text:span></text:p>
              </text:list-item>
              <text:list-item>
                <text:p><text:span text:style-name="T3"><text:s text:c="5"/></text:span><text:span text:style-name="T3">String mining - Powerset construction (C++) and String matching implementation in python(Jellyfish distance measures like Jaro-winkler, Edit-distance, Phonetic Matching rate etc.,) and </text:span></text:p>
              </text:list-item>
              <text:list-item>
                <text:p><text:span text:style-name="T3"><text:s text:c="5"/></text:span><text:span text:style-name="T3">Parsers and Encoding features for USGS and NOAA HURDAT2 data</text:span></text:p>
              </text:list-item>
              <text:list-item>
                <text:p><text:span text:style-name="T3"><text:s text:c="5"/></text:span><text:span text:style-name="T3">Automated Generation of Training and Test set for Classifiers that segregate the datasets into Event Classes and Automated generation of encoded astronomical object files specific to each Event Class.</text:span></text:p>
              </text:list-item>
              <text:list-item>
                <text:p><text:span text:style-name="T3"><text:s text:c="5"/></text:span><text:span text:style-name="T3">Sequential implementation of Discrete Hyperbolic Factorization and PRAM design for publication drafts in https://sites.google.com/site/kuja27/</text:span></text:p>
              </text:list-item>
              <text:list-item>
                <text:p><text:span text:style-name="T3"><text:s text:c="5"/></text:span><text:span text:style-name="T3">A Concept Hypergraph and HMM(Hidden Markov Model) based Experimental Inference Model Design inspired by Cognitive Psychology</text:span></text:p>
              </text:list-item>
              <text:list-item>
                <text:p><text:span text:style-name="T3"><text:s text:c="5"/></text:span><text:span text:style-name="T3">Design for extracting patterns from numerical data</text:span></text:p>
              </text:list-item>
              <text:list-item>
                <text:p><text:span text:style-name="T3"><text:s text:c="5"/></text:span><text:span text:style-name="T3">A Chaos Attractor implementation that generates a sequence of numbers using logistic equation and uses Python and R to compute a correlation coefficient between a non-Chaotic and Chaotic sequence of numbers.</text:span></text:p>
              </text:list-item>
              <text:list-item>
                <text:p><text:span text:style-name="T3"><text:s text:c="5"/></text:span><text:span text:style-name="T3">Discrete Fourier Transform computation for a parsed numerical input sequence using Python and R</text:span></text:p>
              </text:list-item>
              <text:list-item>
                <text:p><text:span text:style-name="T3"><text:s text:c="5"/></text:span><text:span text:style-name="T3">Spline interpolation, LOESS regression, Approximate Linear Polynomial interpolation and graph plot for a parsed numerical input sequence using Python and R (at present implemented for Dow Jones Industrial Average historical dataset and Riemann Zeta Function Zeros dataset)</text:span></text:p>
              </text:list-item>
              <text:list-item>
                <text:p><text:span text:style-name="T3"><text:s text:c="4"/></text:span><text:span text:style-name="T3">An Experimental Text Compression algorithm that uses Hidden Markov Model Maximum Likelihood Estimation based on a String Complexity measure that compresses vowels in text</text:span></text:p>
              </text:list-item>
              <text:list-item>
                <text:p><text:span text:style-name="T3"><text:s text:c="4"/></text:span><text:span text:style-name="T3">An Experimental Minimum Description Length implementation that uses the previous string complexity measure, computes MDL using Kraft inequality and Shannon entropy.</text:span></text:p>
              </text:list-item>
              <text:list-item>
                <text:p><text:span text:style-name="T3"><text:s text:c="2"/></text:span><text:span text:style-name="T3">Probabilistic Approximate Correct – PAC - Learning Implementation related to http://arxiv.org/abs/1106.4102</text:span></text:p>
              </text:list-item>
              <text:list-item>
                <text:p><text:span text:style-name="T3"><text:s/></text:span><text:span text:style-name="T3">Wagner-Fischer edit distance implementation for pairwise similarity of encoded strings</text:span></text:p>
              </text:list-item>
              <text:list-item>
                <text:p><text:span text:style-name="T3"><text:s/></text:span><text:span text:style-name="T3">An example implementation of Interview Algorithm and Intrinsic Merit </text:span><text:span text:style-name="T3"><text:tab/></text:span><text:span text:style-name="T3">Ranking for :</text:span></text:p>
              </text:list-item>
              <text:list-item>
                <text:p><text:span text:style-name="T3">http://arxiv.org/abs/1006.4458 and http://www.nist.gov/tac/publications/2010/participant.papers/CMI_IIT.proceedings.pdf</text:span></text:p>
              </text:list-item>
              <text:list-item>
                <text:p><text:span text:style-name="T3"><text:s text:c="2"/></text:span><text:span text:style-name="T3">An experimental Expirable Objects implementation </text:span></text:p>
              </text:list-item>
              <text:list-item>
                <text:p><text:span text:style-name="T3"><text:s text:c="2"/></text:span><text:span text:style-name="T3">Linear and Logistic Regression</text:span></text:p>
              </text:list-item>
              <text:list-item>
                <text:p><text:span text:style-name="T3"><text:s text:c="2"/></text:span><text:span text:style-name="T3">K-Means clustering implementation</text:span></text:p>
              </text:list-item>
              <text:list-item>
                <text:p><text:span text:style-name="T3"><text:s text:c="2"/></text:span><text:span text:style-name="T3">K-Nearest Neighbours supervised classifier implementation</text:span></text:p>
              </text:list-item>
              <text:list-item>
                <text:p><text:span text:style-name="T3"><text:s text:c="2"/></text:span><text:span text:style-name="T3">Linear Perceptron with Gradient Descent Learning</text:span></text:p>
              </text:list-item>
              <text:list-item>
                <text:p><text:span text:style-name="T3"><text:s/></text:span><text:span text:style-name="T3">Encoding of Maitreya Dreams to strings and some bugfixes for SWISS Ephemeris degree computation errors</text:span></text:p>
              </text:list-item>
              <text:list-item>
                <text:p><text:span text:style-name="T3"><text:s/></text:span><text:span text:style-name="T3">An experimental logical clock for cloud – EventNet – using Python pygraphs and C++ boost::graph with GraphViz rendering (from dot files)</text:span></text:p>
              </text:list-item>
              <text:list-item>
                <text:p><text:span text:style-name="T3"><text:s text:c="2"/></text:span><text:span text:style-name="T3">Longest Common Substring implementation for extracting common patterns in already classified and clustered encoded strings dataset</text:span></text:p>
              </text:list-item>
              <text:list-item>
                <text:p><text:span text:style-name="T3"><text:s/></text:span><text:span text:style-name="T3">Python script for translating the Pairwise Longest Common Substrings obtained from a cluster of Kmeans or KNN clustered astronomical dataset into rules that correlate location of astronomical entities to a class of events. </text:span></text:p>
              </text:list-item>
              <text:list-item>
                <text:p><text:span text:style-name="T3"><text:s/></text:span><text:span text:style-name="T3">Utility Knuth-Morris-Pratt String Match algorithm implementation</text:span></text:p>
              </text:list-item>
              <text:list-item>
                <text:p><text:span text:style-name="T3"><text:s/></text:span><text:span text:style-name="T3">Multipurpose bigdata analytics subsystem (storage abstraction on Cassandra/Hbase/Hive/File) for computing metrics from datasets before and after processing by above ML algorithms.</text:span></text:p>
              </text:list-item>
              <text:list-item>
                <text:p><text:span text:style-name="T3"><text:s/></text:span><text:span text:style-name="T3">Streaming Algorithms – LogLog and HyperLogLog Counter implementations for computing cardinality (distinct elements) in streamed multiset data</text:span></text:p>
              </text:list-item>
              <text:list-item>
                <text:p><text:span text:style-name="T3"><text:s/></text:span><text:span text:style-name="T3">Streaming Algorithms – CountMinSketch implementation for computing frequencies (heavy hitters) of elements in streamed multiset data</text:span></text:p>
              </text:list-item>
              <text:list-item>
                <text:p><text:span text:style-name="T3"><text:s/></text:span><text:span text:style-name="T3">Streaming Algorithms - <text:s/>Bloom Filter implementation for membership query in streamed multiset data stored in Apache Cassandra/Hbase/Hive/File NoSQL tables or disk and stream-simulated through python Generator/Iterable abstraction</text:span></text:p>
              </text:list-item>
              <text:list-item>
                <text:p><text:span text:style-name="T3"><text:s/></text:span><text:span text:style-name="T3">Pig script clients for Hbase/Hive and Python clients for Hive/Cassandra/Hbase</text:span></text:p>
              </text:list-item>
              <text:list-item>
                <text:p><text:span text:style-name="T3"><text:s text:c="2"/></text:span><text:span text:style-name="T3">Apache Spark Python RDD Transformation MapReduce script for mining Linux kernel logs and exporting the mined data as config to VIRGO kernel_analytics module. This integrates the AsFer or other Machine Learning algorithms into VIRGO Linux Kernel (with USBmd, KingCobra modules).</text:span></text:p>
              </text:list-item>
              <text:list-item>
                <text:p><text:span text:style-name="T3"><text:s text:c="2"/></text:span><text:span text:style-name="T3">Sequence Mining of ordered encoded strings (Apriori GSP Algorithm) for inferring Class Association Rules</text:span></text:p>
              </text:list-item>
              <text:list-item>
                <text:p><text:span text:style-name="T3"><text:s text:c="3"/></text:span><text:span text:style-name="T3">Named Entity Recognition using Conditional Random Fields and Hidden Markov Models (by finding Viterbi path through Viterbi Dynamic Programming Algorithm)</text:span></text:p>
              </text:list-item>
              <text:list-item>
                <text:p><text:span text:style-name="T3"><text:s text:c="2"/></text:span><text:span text:style-name="T3">Graph Search – Mine for Graph Relations (and render them in graphics) in Text Data by constructing the WordNet subgraph using the recursive gloss overlap algorithm in http://arxiv.org/abs/1006.4458 and http://www.nist.gov/tac/publications/2010/participant.papers/CMI_IIT.proceedings.pdf</text:span></text:p>
              </text:list-item>
              <text:list-item>
                <text:p><text:span text:style-name="T3"><text:s text:c="2"/></text:span><text:span text:style-name="T3">New Unsupervised text classification algorithm that computes nodes with prominent core numbers and PageRanks (nodes with high core-numbers and PageRanks are names of the classes) in the definition graphs obtained by Recursive Gloss Overlap algorithm above.</text:span></text:p>
              </text:list-item>
              <text:list-item>
                <text:p><text:span text:style-name="T3"><text:s text:c="2"/></text:span><text:span text:style-name="T3">Lambda Expression Compositionality from the depth first search closure of Recursive Gloss Overlap graph obtained from a text projected to WordNet.</text:span></text:p>
              </text:list-item>
              <text:list-item>
                <text:p><text:span text:style-name="T3"><text:s text:c="2"/></text:span><text:span text:style-name="T3">Social Network Analysis – Graph creation from social networking sites data (Twitter Followers etc.,) and their Psycho-Social-Sentiment Analysis (Bonacich Power Centrality, Eigen Vector Centrality, Recursive Gloss Overlap Graph Sentiment Belief Propagation and SentiWordNet based sentiment scoring etc.,)</text:span></text:p>
                <text:p><text:span text:style-name="T3"/></text:p>
              </text:list-item>
            </text:list>
          </draw:text-box>
        </draw:frame>
        <presentation:notes draw:style-name="dp2">
          <draw:page-thumbnail draw:style-name="gr1" draw:layer="layout" svg:width="14.848cm" svg:height="11.135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3.506cm" svg:x="1.4cm" svg:y="0.837cm" presentation:class="title">
          <draw:text-box>
            <text:p><text:span text:style-name="T2">USBmd – Features</text:span><text:span text:style-name="T2"><text:tab/></text:span></text:p>
          </draw:text-box>
        </draw:frame>
        <draw:frame presentation:style-name="pr4" draw:layer="layout" svg:width="25.199cm" svg:height="12.178cm" svg:x="1.4cm" svg:y="4.914cm" presentation:class="outline">
          <draw:text-box>
            <text:list text:style-name="L2">
              <text:list-item>
                <text:p>USB Debugging Kernel module</text:p>
              </text:list-item>
            </text:list>
          </draw:text-box>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3.506cm" svg:x="1.4cm" svg:y="0.837cm" presentation:class="title">
          <draw:text-box>
            <text:p><text:span text:style-name="T2">VIRGO - Features</text:span></text:p>
          </draw:text-box>
        </draw:frame>
        <draw:frame presentation:style-name="pr4" draw:layer="layout" svg:width="25.199cm" svg:height="12.178cm" svg:x="1.4cm" svg:y="4.914cm" presentation:class="outline" presentation:user-transformed="true">
          <draw:text-box>
            <text:p><text:span text:style-name="T4"><text:s/></text:span><text:span text:style-name="T4">- Config file support</text:span></text:p>
            <text:p><text:span text:style-name="T4">- Psuedorandom Generator Based Loadbalancer</text:span></text:p>
            <text:p><text:span text:style-name="T4">- Kernel space remote execution</text:span></text:p>
            <text:p><text:span text:style-name="T4">- User space remote execution with kernel upcall and pthread creation of userspace library function or executable</text:span></text:p>
            <text:p><text:span text:style-name="T4">- Example unit test cases</text:span></text:p>
            <text:p><text:span text:style-name="T4">- Usermode output redirected logging feature for Kernel upcall to Userspace</text:span></text:p>
            <text:p><text:span text:style-name="T4">- ntermodule Function Invocation in Kernel Space - through which any machine on cloud can be completely remote-controlled deep upto board and hardware cards through function names or commands sent through virgo_clone() calls.</text:span></text:p>
            <text:p><text:span text:style-name="T4">- CPU Pooling Driver – Multi-kernel-threaded VIRGO cloudexec Kernel</text:span></text:p>
            <text:p><text:span text:style-name="T4">- Driver Module for unrestricted service of virgo_clone or other client requests.</text:span></text:p>
            <text:p><text:span text:style-name="T4">- Memory Pooling Driver (and a key-value store) - and system calls and userspace clients for it on Cloud nodes – virgo_malloc, <text:s/>virgo_get, virgo_set, virgo_free.</text:span></text:p>
            <text:p><text:span text:style-name="T4">- 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span></text:p>
            <text:p><text:span text:style-name="T4">- VIRGO Cloud File Systems Driver - that implements <text:s/>distributed cloud file system calls and telnet userspace clients for <text:s/>– virgo_open, virgo_close, virgo_read and virgo_write of a file on remote cloud node</text:span></text:p>
            <text:p><text:span text:style-name="T4">- 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span></text:p>
            <text:p><text:span text:style-name="T4">- A config driver - for exporting config symbols </text:span></text:p>
            <text:p><text:span text:style-name="T4">- Experimental Bakery algorithm kernel module implementation – for synchronization in cloud</text:span></text:p>
            <text:p><text:span text:style-name="T4">- Utilities driver kernel module – a universal kernel module with exported utility function symbols that can be invoked across VIRGO Linux subsystems and Linux kernel including EvenNet logging kernel socket client.</text:span></text:p>
            <text:p><text:span text:style-name="T4">- 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span></text:p>
            <text:p><text:span text:style-name="T4">- From the above EventNet graph, a logical time ordering can be obtained on the cloud events and partakers which is for example useful in establishing money trail in KingCobra MAC eletronic money.</text:span></text:p>
            <text:p><text:span text:style-name="T4">- 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span></text:p>
            <text:p><text:span text:style-name="T4">Thus VIRGO has all the requisite minimum functionalities for a linux variant cloud, artificially intelligent, operating system</text:span></text:p>
            <text:p><text:span text:style-name="T5"/></text:p>
          </draw:text-box>
        </draw:frame>
        <presentation:notes draw:style-name="dp2">
          <draw:page-thumbnail draw:style-name="gr1" draw:layer="layout" svg:width="14.848cm" svg:height="11.135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3.506cm" svg:x="1.4cm" svg:y="0.837cm" presentation:class="title">
          <draw:text-box>
            <text:p><text:span text:style-name="T2">KingCobra - Features</text:span></text:p>
          </draw:text-box>
        </draw:frame>
        <draw:frame presentation:style-name="pr4" draw:text-style-name="P5" draw:layer="layout" svg:width="25.199cm" svg:height="12.178cm" svg:x="1.4cm" svg:y="4.914cm" presentation:class="outline">
          <draw:text-box>
            <text:p><text:span text:style-name="T6">A Byzantine Distributed Request Servicing Software with Queueing and Arbiters</text:span><text:span text:style-name="T7"> (that includes a new experimental Electronic Money Protocol – MAC (MessageAsCurrency) Design) on either Krishna iResearch intelligent Cloud platform or Hadoop Cluster </text:span></text:p>
            <text:p><text:span text:style-name="T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span></text:p>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3.506cm" svg:x="1.4cm" svg:y="0.837cm" presentation:class="title">
          <draw:text-box>
            <text:p text:style-name="P3"><text:span text:style-name="T2">NeuronRain - Enterprise Analytics </text:span><text:span text:style-name="T2"><text:tab/></text:span></text:p>
          </draw:text-box>
        </draw:frame>
        <draw:frame presentation:style-name="pr4" draw:layer="layout" svg:width="25.199cm" svg:height="12.178cm" svg:x="1.4cm" svg:y="4.914cm" presentation:class="outline" presentation:user-transformed="true">
          <draw:text-box>
            <text:list text:style-name="L2">
              <text:list-item>
                <text:p>NeuronRain AsFer has implementations for almost all of the standard machine learning algorithms for bigdata analytics including streaming algorithms and implementation of algorithms in author's publications</text:p>
              </text:list-item>
              <text:list-item>
                <text:p>NeuronRain VIRGO is a new linux kernel fork-off that depends on AsFer machinelearning code and has new linux system calls and kernel modules.</text:p>
              </text:list-item>
              <text:list-item>
                <text:p>NeuronRain KingCobra is a queuing software that expands linux workqueues into a decentralized postoffice protocol message queue</text:p>
              </text:list-item>
              <text:list-item>
                <text:p>Above are in design and development since 2003</text:p>
              </text:list-item>
              <text:list-item>
                <text:p>Premium closedsource Enterprise Version of NeuronRain opensource is in development since 2010.</text:p>
                <text:p/>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3" draw:layer="layout" svg:width="25.199cm" svg:height="3.506cm" svg:x="1.4cm" svg:y="0.837cm" presentation:class="title">
          <draw:text-box>
            <text:p text:style-name="P3"><text:span text:style-name="T2">Unique Features in NeuronRain</text:span><text:span text:style-name="T2"><text:tab/></text:span></text:p>
          </draw:text-box>
        </draw:frame>
        <draw:frame presentation:style-name="pr4" draw:layer="layout" svg:width="25.199cm" svg:height="12.178cm" svg:x="1.4cm" svg:y="4.914cm" presentation:class="outline">
          <draw:text-box>
            <text:list text:style-name="L2">
              <text:list-item>
                <text:p>Probably the first opensource product that unifies linux kernel, cloud and machine-learning in lowlevel primitives instead of application layer</text:p>
              </text:list-item>
              <text:list-item>
                <text:p>VIRGO Linux Kernel is dynamic depending on key-value pairs learnt by AsFer machine-learning code from bigdata sets (e.g. logs)</text:p>
              </text:list-item>
              <text:list-item>
                <text:p>New virtual currency is in development in KingCobra – an alternative design to bitcoin – <text:s/>cloudwide object move - based on move semantics in C++</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3" draw:layer="layout" svg:width="25.199cm" svg:height="3.506cm" svg:x="1.4cm" svg:y="0.837cm" presentation:class="title">
          <draw:text-box>
            <text:p text:style-name="P3"><text:span text:style-name="T2">NeuronRain – Applications</text:span><text:span text:style-name="T2"><text:tab/></text:span></text:p>
          </draw:text-box>
        </draw:frame>
        <draw:frame presentation:style-name="pr4" draw:layer="layout" svg:width="25.199cm" svg:height="12.178cm" svg:x="1.4cm" svg:y="4.914cm" presentation:class="outline">
          <draw:text-box>
            <text:list text:style-name="L2">
              <text:list-item>
                <text:p>VIRGO Can be used as an application deployment platform – by overlaying the kernel code base with VIRGO code and rebuilding</text:p>
              </text:list-item>
              <text:list-item>
                <text:p>Existing linux system call code can be rewritten using VIRGO cloud system calls and is transparent to applications</text:p>
              </text:list-item>
              <text:list-item>
                <text:p>Presently OS is static and with NeuronRain it becomes dynamic with machine learning.</text:p>
              </text:list-item>
            </text:list>
          </draw:text-box>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Mangal1" style:font-family-asian="Mangal"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8pt" fo:font-weight="bold" style:font-name-asian="Mangal1" style:font-family-asian="Mangal"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Mangal1" style:font-family-asian="Mangal"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Droid Sans Mono2" fo:font-family="'Droid Sans Mono'" style:font-family-generic="modern" style:font-pitch="fixed" fo:font-size="10pt" style:font-name-asian="Lohit Hindi2" style:font-family-asian="'Lohit Hindi'" style:font-family-generic-asian="modern" style:font-pitch-asian="fixed" style:font-size-asian="10pt"/>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374cm" style:text-autospace="none"/>
      <style:text-properties style:font-name-asian="Mangal2" style:font-family-asian="Mangal"/>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1T15:03:59.774419739</meta:creation-date>
    <dc:date>2015-06-21T16:13:21.124845401</dc:date>
    <meta:editing-duration>PT1H7M41S</meta:editing-duration>
    <meta:editing-cycles>36</meta:editing-cycles>
    <meta:generator>LibreOffice/4.4.2.2$Linux_x86 LibreOffice_project/40m0$Build-2</meta:generator>
    <meta:document-statistic meta:object-count="57"/>
  </office:meta>
</office:document-meta>
</file>